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5B600000685AD354385.jpg"/>
  <manifest:file-entry manifest:media-type="image/jpeg" manifest:full-path="Pictures/10000000000005FA0000060A20B6CFA4.jpg"/>
  <manifest:file-entry manifest:media-type="image/png" manifest:full-path="Pictures/1000020100000103000000E3FBBAAD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99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9900ff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5cm"/>
    </style:style>
    <style:style style:name="gr5" style:family="graphic" style:parent-style-name="standard">
      <style:graphic-properties svg:stroke-color="#9900ff" draw:fill="none" draw:textarea-vertical-align="middle"/>
    </style:style>
    <style:style style:name="gr6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  <style:style style:name="P2" style:family="paragraph">
      <style:text-properties fo:font-family="'Microsoft JhengHei'" style:font-family-generic="swiss" style:font-pitch="variable"/>
    </style:style>
    <style:style style:name="T1" style:family="text">
      <style:text-properties fo:font-family="'Microsoft JhengHei'" style:font-family-generic="swiss" style:font-pitch="variable"/>
    </style:style>
    <style:style style:name="T2" style:family="text">
      <style:text-properties fo:font-family="'Microsoft JhengHei'" style:font-family-generic="swiss" style:font-pitch="variable" fo:font-size="15pt" style:font-size-asian="15pt" style:font-size-complex="15pt"/>
    </style:style>
    <style:style style:name="T3" style:family="text">
      <style:text-properties fo:font-family="'Microsoft JhengHei'" style:font-style-name="Norma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style:style style:name="T4" style:family="text">
      <style:text-properties fo:font-family="'Microsoft JhengHei'" style:font-family-generic="swiss" style:font-pitch="variable" fo:font-size="15pt" style:font-family-asian="'Microsoft JhengHei'" style:font-style-name-asian="Normale" style:font-size-asian="15pt" style:font-family-complex="'Microsoft JhengHei'" style:font-style-name-complex="Normale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1.197cm" svg:height="11.314cm" draw:transform="rotate (3.1415926535892) translate (12.597cm 28.314cm)">
          <draw:image xlink:href="Pictures/10000000000005FA0000060A20B6CFA4.jpg" xlink:type="simple" xlink:show="embed" xlink:actuate="onLoad">
            <text:p/>
          </draw:image>
        </draw:frame>
        <draw:rect draw:style-name="gr2" draw:text-style-name="P1" draw:layer="layout" svg:width="5.5cm" svg:height="1.6cm" svg:x="4.3cm" svg:y="19.3cm">
          <text:p/>
        </draw:rect>
        <draw:line draw:style-name="gr3" draw:text-style-name="P1" draw:layer="layout" svg:x1="9.8cm" svg:y1="20.014cm" svg:x2="13.9cm" svg:y2="20.014cm">
          <text:p/>
        </draw:line>
        <draw:frame draw:style-name="gr4" draw:text-style-name="P2" draw:layer="layout" svg:width="5.6cm" svg:height="3.9cm" svg:x="13.9cm" svg:y="18.014cm">
          <draw:text-box>
            <text:p><text:span text:style-name="T1">SIGN_CON</text:span></text:p>
            <text:p><text:span text:style-name="T2">Used to transfer data from the </text:span><text:span text:style-name="T3">μ</text:span><text:span text:style-name="T4">C board to the motor board</text:span></text:p>
          </draw:text-box>
        </draw:frame>
        <draw:rect draw:style-name="gr5" draw:text-style-name="P1" xml:id="id2" draw:id="id2" draw:layer="layout" svg:width="5.4cm" svg:height="4.1cm" svg:x="13.8cm" svg:y="18.014cm">
          <text:p/>
        </draw:rect>
        <draw:frame draw:style-name="gr1" draw:text-style-name="P1" draw:layer="layout" svg:width="7.303cm" svg:height="6.4cm" svg:x="1.139cm" svg:y="2.4cm">
          <draw:image xlink:href="Pictures/1000020100000103000000E3FBBAADE9.png" xlink:type="simple" xlink:show="embed" xlink:actuate="onLoad">
            <text:p/>
          </draw:image>
        </draw:frame>
        <draw:frame draw:style-name="gr6" draw:text-style-name="P1" draw:layer="layout" svg:width="10.949cm" svg:height="12.499cm" draw:transform="rotate (3.1415926535892) translate (19.649cm 15.098cm)">
          <draw:image xlink:href="Pictures/10000000000005B600000685AD354385.jpg" xlink:type="simple" xlink:show="embed" xlink:actuate="onLoad">
            <text:p/>
          </draw:image>
        </draw:frame>
        <draw:rect draw:style-name="gr2" draw:text-style-name="P1" xml:id="id1" draw:id="id1" draw:layer="layout" svg:width="5.4cm" svg:height="2cm" svg:x="11.1cm" svg:y="13.1cm">
          <text:p/>
        </draw:rect>
        <draw:connector draw:style-name="gr3" draw:text-style-name="P1" draw:layer="layout" svg:x1="13.8cm" svg:y1="15.1cm" svg:x2="16.5cm" svg:y2="18.014cm" draw:start-shape="id1" draw:start-glue-point="2" draw:end-shape="id2" draw:end-glue-point="0" svg:d="M13800 15100v1469h2700v14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ria Sannino</meta:initial-creator>
    <meta:creation-date>2019-06-18T14:45:18.66</meta:creation-date>
    <dc:date>2019-06-20T13:55:03.40</dc:date>
    <dc:creator>Siria Sannino</dc:creator>
    <meta:editing-duration>PT8M6S</meta:editing-duration>
    <meta:editing-cycles>2</meta:editing-cycles>
    <meta:generator>OpenOffice/4.1.6$Win32 OpenOffice.org_project/416m1$Build-9790</meta:generator>
    <meta:document-statistic meta:object-count="9"/>
  </office:meta>
</office:document-meta>
</file>